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text:p>Q1</text:p>
          </table:table-cell>
          <table:table-cell/>
        </table:table-row>
        <table:table-row table:style-name="ro1">
          <table:table-cell office:value-type="string">
            <text:p>レ</text:p>
          </table:table-cell>
          <table:table-cell office:value-type="string">
            <text:p>answerフォルダは確認しているか</text:p>
          </table:table-cell>
        </table:table-row>
        <table:table-row table:style-name="ro1">
          <table:table-cell office:value-type="string">
            <text:p>レ</text:p>
          </table:table-cell>
          <table:table-cell office:value-type="string">
            <text:p>周りの余白は3つを囲ってる要素のpaddingで取れているか</text:p>
          </table:table-cell>
        </table:table-row>
        <table:table-row table:style-name="ro1">
          <table:table-cell office:value-type="string">
            <text:p>レ</text:p>
          </table:table-cell>
          <table:table-cell office:value-type="string">
            <text:p>margin/paddingの使い分けはできているか </text:p>
          </table:table-cell>
        </table:table-row>
        <table:table-row table:style-name="ro1">
          <table:table-cell office:value-type="string">
            <text:p>レ</text:p>
          </table:table-cell>
          <table:table-cell office:value-type="string">
            <text:p>同じ形の要素は同じクラス名で作れているか </text:p>
          </table:table-cell>
        </table:table-row>
        <table:table-row table:style-name="ro1">
          <table:table-cell office:value-type="string">
            <text:p>レ</text:p>
          </table:table-cell>
          <table:table-cell office:value-type="string">
            <text:p>連番（_1, _2 / _a, _b）のクラス名を使っていないか </text:p>
          </table:table-cell>
        </table:table-row>
        <table:table-row table:style-name="ro1">
          <table:table-cell office:value-type="string">
            <text:p>レ</text:p>
          </table:table-cell>
          <table:table-cell office:value-type="string">
            <text:p>:first-childもしくは:last-childを使っているか </text:p>
          </table:table-cell>
        </table:table-row>
        <table:table-row table:style-name="ro1">
          <table:table-cell table:number-columns-repeated="2"/>
        </table:table-row>
        <table:table-row table:style-name="ro1">
          <table:table-cell office:value-type="string">
            <text:p>Q2</text:p>
          </table:table-cell>
          <table:table-cell/>
        </table:table-row>
        <table:table-row table:style-name="ro1">
          <table:table-cell office:value-type="string">
            <text:p>レ</text:p>
          </table:table-cell>
          <table:table-cell office:value-type="string">
            <text:p>画像とテキストを囲っている余白は、paddingで取れているか </text:p>
          </table:table-cell>
        </table:table-row>
        <table:table-row table:style-name="ro1">
          <table:table-cell office:value-type="string">
            <text:p>レ</text:p>
          </table:table-cell>
          <table:table-cell office:value-type="string">
            <text:p>画像のクラス名の付け方は適切か（1/2とかtop/bottomではなく、これはleft/rightとかがいい） </text:p>
          </table:table-cell>
        </table:table-row>
        <table:table-row table:style-name="ro1">
          <table:table-cell office:value-type="string">
            <text:p>レ</text:p>
          </table:table-cell>
          <table:table-cell office:value-type="string">
            <text:p>画像の部分にちゃんとmarginを指定しているか </text:p>
          </table:table-cell>
        </table:table-row>
        <table:table-row table:style-name="ro1">
          <table:table-cell office:value-type="string">
            <text:p>レ</text:p>
          </table:table-cell>
          <table:table-cell office:value-type="string">
            <text:p>改行制御のCSSを指定しているか </text:p>
          </table:table-cell>
        </table:table-row>
        <table:table-row table:style-name="ro1">
          <table:table-cell table:number-columns-repeated="2"/>
        </table:table-row>
        <table:table-row table:style-name="ro1">
          <table:table-cell office:value-type="string">
            <text:p>Q3</text:p>
          </table:table-cell>
          <table:table-cell/>
        </table:table-row>
        <table:table-row table:style-name="ro1">
          <table:table-cell office:value-type="string">
            <text:p>レ</text:p>
          </table:table-cell>
          <table:table-cell office:value-type="string">
            <text:p>テーブルタグにちゃんとクラスを指定しているか </text:p>
          </table:table-cell>
        </table:table-row>
        <table:table-row table:style-name="ro1">
          <table:table-cell office:value-type="string">
            <text:p>レ</text:p>
          </table:table-cell>
          <table:table-cell office:value-type="string">
            <text:p>tr/td/thにはクラスをつけず、テーブルタグにつけたクラスの子要素としてスタイルを指定しているか </text:p>
          </table:table-cell>
        </table:table-row>
        <table:table-row table:style-name="ro1">
          <table:table-cell office:value-type="string">
            <text:p>レ</text:p>
          </table:table-cell>
          <table:table-cell office:value-type="string">
            <text:p>青地の部分はthタグを使っているか </text:p>
          </table:table-cell>
        </table:table-row>
        <table:table-row table:style-name="ro1">
          <table:table-cell office:value-type="string">
            <text:p>レ</text:p>
          </table:table-cell>
          <table:table-cell office:value-type="string">
            <text:p>nth-child(数式),last-childを使えているか </text:p>
          </table:table-cell>
        </table:table-row>
        <table:table-row table:style-name="ro1">
          <table:table-cell office:value-type="string">
            <text:p>レ</text:p>
          </table:table-cell>
          <table:table-cell office:value-type="string">
            <text:p>セルの大きさ（幅）は均等か </text:p>
          </table:table-cell>
        </table:table-row>
        <table:table-row table:style-name="ro1">
          <table:table-cell office:value-type="string">
            <text:p>レ</text:p>
          </table:table-cell>
          <table:table-cell office:value-type="string">
            <text:p>font-size/line-heightの指定はされているか </text:p>
          </table:table-cell>
        </table:table-row>
        <table:table-row table:style-name="ro1">
          <table:table-cell table:number-columns-repeated="2"/>
        </table:table-row>
        <table:table-row table:style-name="ro1">
          <table:table-cell office:value-type="string">
            <text:p>Q4</text:p>
          </table:table-cell>
          <table:table-cell/>
        </table:table-row>
        <table:table-row table:style-name="ro1">
          <table:table-cell office:value-type="string">
            <text:p>レ</text:p>
          </table:table-cell>
          <table:table-cell office:value-type="string">
            <text:p>周りの余白を囲っている要素のpaddingとして取れているか </text:p>
          </table:table-cell>
        </table:table-row>
        <table:table-row table:style-name="ro1">
          <table:table-cell office:value-type="string">
            <text:p>レ</text:p>
          </table:table-cell>
          <table:table-cell office:value-type="string">
            <text:p>上下のバーは同じクラス指定をしているか（first-child, last-childを使う） </text:p>
          </table:table-cell>
        </table:table-row>
        <table:table-row table:style-name="ro1">
          <table:table-cell office:value-type="string">
            <text:p>レ</text:p>
          </table:table-cell>
          <table:table-cell office:value-type="string">
            <text:p>共通スタイルをまとめたクラスを用意しているか（共通スタイル：display, padding） </text:p>
          </table:table-cell>
        </table:table-row>
        <table:table-row table:style-name="ro1">
          <table:table-cell office:value-type="string">
            <text:p>レ</text:p>
          </table:table-cell>
          <table:table-cell office:value-type="string">
            <text:p>widthの指定は固定幅のもののみに指定しているか</text:p>
          </table:table-cell>
        </table:table-row>
        <table:table-row table:style-name="ro1">
          <table:table-cell table:number-columns-repeated="2"/>
        </table:table-row>
        <table:table-row table:style-name="ro1">
          <table:table-cell office:value-type="string">
            <text:p>Q5</text:p>
          </table:table-cell>
          <table:table-cell/>
        </table:table-row>
        <table:table-row table:style-name="ro1">
          <table:table-cell office:value-type="string">
            <text:p>レ</text:p>
          </table:table-cell>
          <table:table-cell office:value-type="string">
            <text:p>positionのabsolute/fixedを使えているか </text:p>
          </table:table-cell>
        </table:table-row>
        <table:table-row table:style-name="ro1">
          <table:table-cell office:value-type="string">
            <text:p>レ</text:p>
          </table:table-cell>
          <table:table-cell office:value-type="string">
            <text:p>共通CSSをまとめたクラスを作っているか（height,width,position: absoluteなど） </text:p>
          </table:table-cell>
        </table:table-row>
        <table:table-row table:style-name="ro1">
          <table:table-cell office:value-type="string">
            <text:p>レ</text:p>
          </table:table-cell>
          <table:table-cell office:value-type="string">
            <text:p>positionを指定している要素の配置にmarginを使ってないこと </text:p>
          </table:table-cell>
        </table:table-row>
        <table:table-row table:style-name="ro1">
          <table:table-cell office:value-type="string">
            <text:p>レ</text:p>
          </table:table-cell>
          <table:table-cell office:value-type="string">
            <text:p>疑似要素の:before/:afterは使えているか（1,8の重なりの部分） </text:p>
          </table:table-cell>
        </table:table-row>
        <table:table-row table:style-name="ro1">
          <table:table-cell office:value-type="string">
            <text:p>レ</text:p>
          </table:table-cell>
          <table:table-cell office:value-type="string">
            <text:p>z-indexを使えているか </text:p>
          </table:table-cell>
        </table:table-row>
        <table:table-row table:style-name="ro1">
          <table:table-cell office:value-type="string">
            <text:p>レ</text:p>
          </table:table-cell>
          <table:table-cell office:value-type="string">
            <text:p>ここのクラス名は連番でも問題ない </text:p>
          </table:table-cell>
        </table:table-row>
        <table:table-row table:style-name="ro1">
          <table:table-cell table:number-columns-repeated="2"/>
        </table:table-row>
        <table:table-row table:style-name="ro1">
          <table:table-cell office:value-type="string">
            <text:p>Q6</text:p>
          </table:table-cell>
          <table:table-cell/>
        </table:table-row>
        <table:table-row table:style-name="ro1">
          <table:table-cell office:value-type="string">
            <text:p>レ</text:p>
          </table:table-cell>
          <table:table-cell office:value-type="string">
            <text:p>1の左はtext-alignで、右はmargin:0 autoで水色の要素を中央寄せをしているか </text:p>
          </table:table-cell>
        </table:table-row>
        <table:table-row table:style-name="ro1">
          <table:table-cell office:value-type="string">
            <text:p>レ</text:p>
          </table:table-cell>
          <table:table-cell office:value-type="string">
            <text:p>tableはtable/table-cellでやっているか </text:p>
          </table:table-cell>
        </table:table-row>
        <table:table-row table:style-name="ro1">
          <table:table-cell office:value-type="string">
            <text:p>レ</text:p>
          </table:table-cell>
          <table:table-cell office:value-type="string">
            <text:p>flexを使用しているか </text:p>
          </table:table-cell>
        </table:table-row>
        <table:table-row table:style-name="ro1">
          <table:table-cell office:value-type="string">
            <text:p>レ</text:p>
          </table:table-cell>
          <table:table-cell office:value-type="string">
            <text:p>positionの左と右で別々のやり方でやっているか、配置に固定の値を指定していないか（0とかは問題ない） </text:p>
          </table:table-cell>
        </table:table-row>
        <table:table-row table:style-name="ro1">
          <table:table-cell table:number-columns-repeated="2"/>
        </table:table-row>
        <table:table-row table:style-name="ro1">
          <table:table-cell office:value-type="string">
            <text:p>Q7</text:p>
          </table:table-cell>
          <table:table-cell/>
        </table:table-row>
        <table:table-row table:style-name="ro1">
          <table:table-cell office:value-type="string">
            <text:p>レ</text:p>
          </table:table-cell>
          <table:table-cell office:value-type="string">
            <text:p>7-5以外は横並びのレイアウト指定で同じクラスを使用しているか </text:p>
          </table:table-cell>
        </table:table-row>
        <table:table-row table:style-name="ro1">
          <table:table-cell office:value-type="string">
            <text:p>レ</text:p>
          </table:table-cell>
          <table:table-cell office:value-type="string">
            <text:p>その問題の条件にあるCSSで横並びをしてるか </text:p>
          </table:table-cell>
        </table:table-row>
        <table:table-row table:style-name="ro1">
          <table:table-cell table:number-columns-repeated="2"/>
        </table:table-row>
        <table:table-row table:style-name="ro1">
          <table:table-cell office:value-type="string">
            <text:p>Q8</text:p>
          </table:table-cell>
          <table:table-cell/>
        </table:table-row>
        <table:table-row table:style-name="ro1">
          <table:table-cell office:value-type="string">
            <text:p>レ</text:p>
          </table:table-cell>
          <table:table-cell office:value-type="string">
            <text:p>ボタンでは共通CSSをまとめたクラスを作っているか </text:p>
          </table:table-cell>
        </table:table-row>
        <table:table-row table:style-name="ro1">
          <table:table-cell office:value-type="string">
            <text:p>レ</text:p>
          </table:table-cell>
          <table:table-cell office:value-type="string">
            <text:p>:checked/:focus/:activeを使っているか </text:p>
          </table:table-cell>
        </table:table-row>
        <table:table-row table:style-name="ro1">
          <table:table-cell table:number-columns-repeated="2"/>
        </table:table-row>
        <table:table-row table:style-name="ro1">
          <table:table-cell office:value-type="string">
            <text:p>Q9</text:p>
          </table:table-cell>
          <table:table-cell/>
        </table:table-row>
        <table:table-row table:style-name="ro1">
          <table:table-cell office:value-type="string">
            <text:p>レ</text:p>
          </table:table-cell>
          <table:table-cell office:value-type="string">
            <text:p>テキストの配置をpositionでできているか </text:p>
          </table:table-cell>
        </table:table-row>
        <table:table-row table:style-name="ro1">
          <table:table-cell office:value-type="string">
            <text:p>レ</text:p>
          </table:table-cell>
          <table:table-cell office:value-type="string">
            <text:p>positionでの配置や幅高さの指定をpx指定にしてないか（%の方が楽） </text:p>
          </table:table-cell>
        </table:table-row>
        <table:table-row table:style-name="ro1">
          <table:table-cell table:number-columns-repeated="2"/>
        </table:table-row>
        <table:table-row table:style-name="ro1">
          <table:table-cell office:value-type="string">
            <text:p>Q10</text:p>
          </table:table-cell>
          <table:table-cell/>
        </table:table-row>
        <table:table-row table:style-name="ro2">
          <table:table-cell office:value-type="string">
            <text:p>レ</text:p>
          </table:table-cell>
          <table:table-cell office:value-type="string">
            <text:p>positionを指定している要素の配置にmarginを使っていないか </text:p>
          </table:table-cell>
        </table:table-row>
      </table:table>
      <table:table table:name="Sheet2" table:style-name="ta1" table:print="false">
        <table:table-column table:style-name="co2" table:default-cell-style-name="Default"/>
        <table:table-column table:style-name="co1" table:default-cell-style-name="Default"/>
        <table:table-row table:style-name="ro1" table:number-rows-repeated="3">
          <table:table-cell table:number-columns-repeated="2"/>
        </table:table-row>
        <table:table-row table:style-name="ro1">
          <table:table-cell/>
          <table:table-cell office:value-type="string">
            <text:p># 2</text:p>
          </table:table-cell>
        </table:table-row>
        <table:table-row table:style-name="ro1">
          <table:table-cell office:value-type="string">
            <text:p>レ</text:p>
          </table:table-cell>
          <table:table-cell office:value-type="string">
            <text:p>- .q2-box-textの中のテキストを囲っているタグはpタグにしましょう</text:p>
          </table:table-cell>
        </table:table-row>
        <table:table-row table:style-name="ro1">
          <table:table-cell table:number-columns-repeated="2"/>
        </table:table-row>
        <table:table-row table:style-name="ro1">
          <table:table-cell/>
          <table:table-cell office:value-type="string">
            <text:p># 3</text:p>
          </table:table-cell>
        </table:table-row>
        <table:table-row table:style-name="ro1">
          <table:table-cell office:value-type="string">
            <text:p>レ</text:p>
          </table:table-cell>
          <table:table-cell office:value-type="string">
            <text:p>- cssの29~32行目の指定は、trタグの中の一番最初にtdはないので不要です</text:p>
          </table:table-cell>
        </table:table-row>
        <table:table-row table:style-name="ro1">
          <table:table-cell table:number-columns-repeated="2"/>
        </table:table-row>
        <table:table-row table:style-name="ro1">
          <table:table-cell/>
          <table:table-cell office:value-type="string">
            <text:p># 4</text:p>
          </table:table-cell>
        </table:table-row>
        <table:table-row table:style-name="ro1">
          <table:table-cell office:value-type="string">
            <text:p>レ</text:p>
          </table:table-cell>
          <table:table-cell office:value-type="string">
            <text:p>- 要素が画面幅を超えてしまっているので、収まるようにしましょう。原因としては.table-boxに指定している幅100% + padding20pxです</text:p>
          </table:table-cell>
        </table:table-row>
        <table:table-row table:style-name="ro1">
          <table:table-cell table:number-columns-repeated="2"/>
        </table:table-row>
        <table:table-row table:style-name="ro1">
          <table:table-cell/>
          <table:table-cell office:value-type="string">
            <text:p># 5</text:p>
          </table:table-cell>
        </table:table-row>
        <table:table-row table:style-name="ro1">
          <table:table-cell office:value-type="string">
            <text:p>レ</text:p>
          </table:table-cell>
          <table:table-cell office:value-type="string">
            <text:p>- position absoluteの指定も共通クラスである.z-boxに含めてしまって問題ありません。「css 詳細度」で調べてみましょう</text:p>
          </table:table-cell>
        </table:table-row>
        <table:table-row table:style-name="ro1">
          <table:table-cell table:number-columns-repeated="2"/>
        </table:table-row>
        <table:table-row table:style-name="ro1">
          <table:table-cell/>
          <table:table-cell office:value-type="string">
            <text:p># 7</text:p>
          </table:table-cell>
        </table:table-row>
        <table:table-row table:style-name="ro1">
          <table:table-cell office:value-type="string">
            <text:p>レ</text:p>
          </table:table-cell>
          <table:table-cell office:value-type="string">
            <text:p>- 7-1~3で左右の箱を違うクラス名にしていますが、同じクラス名で作りましょう。margin等での余白は:first-childで対応しましょう</text:p>
          </table:table-cell>
        </table:table-row>
        <table:table-row table:style-name="ro1">
          <table:table-cell table:number-columns-repeated="2"/>
        </table:table-row>
        <table:table-row table:style-name="ro1">
          <table:table-cell/>
          <table:table-cell office:value-type="string">
            <text:p># 8</text:p>
          </table:table-cell>
        </table:table-row>
        <table:table-row table:style-name="ro1">
          <table:table-cell office:value-type="string">
            <text:p>レ</text:p>
          </table:table-cell>
          <table:table-cell office:value-type="string">
            <text:p>- formのタイトル部分に線が透けてしまってるので、タイトルのところは見えないようにしましょう</text:p>
          </table:table-cell>
        </table:table-row>
        <table:table-row table:style-name="ro1">
          <table:table-cell office:value-type="string">
            <text:p>レ</text:p>
          </table:table-cell>
          <table:table-cell office:value-type="string">
            <text:p>- 出身のselectの後方に下矢印を表示しましょう。形は見本のようになっていれば問題ありません</text:p>
          </table:table-cell>
        </table:table-row>
        <table:table-row table:style-name="ro1">
          <table:table-cell office:value-type="string">
            <text:p>レ</text:p>
          </table:table-cell>
          <table:table-cell office:value-type="string">
            <text:p>- textareaの部分にフォーカスしたときにも影が出るようにしましょう</text:p>
          </table:table-cell>
        </table:table-row>
        <table:table-row table:style-name="ro1">
          <table:table-cell table:number-columns-repeated="2"/>
        </table:table-row>
        <table:table-row table:style-name="ro1">
          <table:table-cell/>
          <table:table-cell office:value-type="string">
            <text:p># 9</text:p>
          </table:table-cell>
        </table:table-row>
        <table:table-row table:style-name="ro1">
          <table:table-cell office:value-type="string">
            <text:p>レ</text:p>
          </table:table-cell>
          <table:table-cell office:value-type="string">
            <text:p>- HTMLの46行目のdivタグは開始閉じともに不要です。デベロッパーツールで確認してもその要素に高さが反映されていないのが確認できると思います。</text:p>
          </table:table-cell>
        </table:table-row>
        <table:table-row table:style-name="ro1">
          <table:table-cell office:value-type="string">
            <text:p>レ</text:p>
          </table:table-cell>
          <table:table-cell office:value-type="string">
            <text:p>- .q9-1_imageではなく、その親要素の.q9-1_image_boxにposition absoluteを指定しましょう。幅・高さも100%で指定しましょう</text:p>
          </table:table-cell>
        </table:table-row>
        <table:table-row table:style-name="ro1">
          <table:table-cell office:value-type="string">
            <text:p>レ</text:p>
          </table:table-cell>
          <table:table-cell office:value-type="string">
            <text:p>- 背景のグラデーションですが、.q9-1_textの範囲にしかついてないのでホバーしたときに画像全体にグラデーションがかかるようにしましょう。もう一つタグで囲う必要があります。</text:p>
          </table:table-cell>
        </table:table-row>
        <table:table-row table:style-name="ro1">
          <table:table-cell office:value-type="string">
            <text:p>レ</text:p>
          </table:table-cell>
          <table:table-cell office:value-type="string">
            <text:p>- テキストを囲っているタグはpタグにしましょう</text:p>
          </table:table-cell>
        </table:table-row>
        <table:table-row table:style-name="ro1">
          <table:table-cell table:number-columns-repeated="2"/>
        </table:table-row>
        <table:table-row table:style-name="ro1">
          <table:table-cell/>
          <table:table-cell office:value-type="string">
            <text:p># 10</text:p>
          </table:table-cell>
        </table:table-row>
        <table:table-row table:style-name="ro2">
          <table:table-cell/>
          <table:table-cell office:value-type="string">
            <text:p>- .commentはpositionで配置する必要はないので、left/transformの指定は不要です。そのかわり中央にするためにmargin: 0 autoを指定してあげましょう</text:p>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12">2019/06/12</text:date>, <text:time>23:32: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DT40M9S</meta:editing-duration>
    <meta:editing-cycles>35</meta:editing-cycles>
    <meta:generator>OpenOffice/4.1.1$Win32 OpenOffice.org_project/411m6$Build-9775</meta:generator>
    <dc:date>2019-06-12T23:32:26.24</dc:date>
    <dc:creator>中村 定義</dc:creator>
    <meta:document-statistic meta:table-count="3" meta:cell-count="117" meta:object-count="0"/>
    <meta:user-defined meta:name="Info 1"/>
    <meta:user-defined meta:name="Info 2"/>
    <meta:user-defined meta:name="Info 3"/>
    <meta:user-defined meta:name="Info 4"/>
  </office:meta>
</office:document-meta>
</file>